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stepCount</text:p>
          </table:table-cell>
          <table:table-cell office:value-type="string" calcext:value-type="string">
            <text:p>meanActivity</text:p>
          </table:table-cell>
          <table:table-cell office:value-type="string" calcext:value-type="string">
            <text:p>percent 6e6</text:p>
          </table:table-cell>
          <table:table-cell office:value-type="string" calcext:value-type="string">
            <text:p>percent 5e6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5985.731421</text:p>
          </table:table-cell>
          <table:table-cell table:number-columns-repeated="2" office:value-type="string" calcext:value-type="string">
            <text:p>0.000000</text:p>
          </table:table-cell>
          <table:table-cell office:value-type="float" office:value="1450367420000" calcext:value-type="float">
            <text:p>145036742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801915.442714</text:p>
          </table:table-cell>
          <table:table-cell office:value-type="string" calcext:value-type="string">
            <text:p>43.000000</text:p>
          </table:table-cell>
          <table:table-cell office:value-type="string" calcext:value-type="string">
            <text:p>49.400000</text:p>
          </table:table-cell>
          <table:table-cell office:value-type="float" office:value="1450367440000" calcext:value-type="float">
            <text:p>145036744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27431.997924</text:p>
          </table:table-cell>
          <table:table-cell office:value-type="string" calcext:value-type="string">
            <text:p>29.800000</text:p>
          </table:table-cell>
          <table:table-cell office:value-type="string" calcext:value-type="string">
            <text:p>34.000000</text:p>
          </table:table-cell>
          <table:table-cell office:value-type="float" office:value="1450367460000" calcext:value-type="float">
            <text:p>145036746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60832.798151</text:p>
          </table:table-cell>
          <table:table-cell office:value-type="string" calcext:value-type="string">
            <text:p>92.400000</text:p>
          </table:table-cell>
          <table:table-cell office:value-type="string" calcext:value-type="string">
            <text:p>98.800000</text:p>
          </table:table-cell>
          <table:table-cell office:value-type="float" office:value="1450367480000" calcext:value-type="float">
            <text:p>14503674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14324.967479</text:p>
          </table:table-cell>
          <table:table-cell office:value-type="string" calcext:value-type="string">
            <text:p>88.200000</text:p>
          </table:table-cell>
          <table:table-cell office:value-type="string" calcext:value-type="string">
            <text:p>97.200000</text:p>
          </table:table-cell>
          <table:table-cell office:value-type="float" office:value="1450367500000" calcext:value-type="float">
            <text:p>14503675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91095.400506</text:p>
          </table:table-cell>
          <table:table-cell office:value-type="string" calcext:value-type="string">
            <text:p>88.600000</text:p>
          </table:table-cell>
          <table:table-cell office:value-type="string" calcext:value-type="string">
            <text:p>94.800000</text:p>
          </table:table-cell>
          <table:table-cell office:value-type="float" office:value="1450367520000" calcext:value-type="float">
            <text:p>145036752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905931.965827</text:p>
          </table:table-cell>
          <table:table-cell office:value-type="string" calcext:value-type="string">
            <text:p>79.600000</text:p>
          </table:table-cell>
          <table:table-cell office:value-type="string" calcext:value-type="string">
            <text:p>94.400000</text:p>
          </table:table-cell>
          <table:table-cell office:value-type="float" office:value="1450367540000" calcext:value-type="float">
            <text:p>145036754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18424.925123</text:p>
          </table:table-cell>
          <table:table-cell office:value-type="string" calcext:value-type="string">
            <text:p>24.600000</text:p>
          </table:table-cell>
          <table:table-cell office:value-type="string" calcext:value-type="string">
            <text:p>46.800000</text:p>
          </table:table-cell>
          <table:table-cell office:value-type="float" office:value="1450367560000" calcext:value-type="float">
            <text:p>145036756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918240.609020</text:p>
          </table:table-cell>
          <table:table-cell office:value-type="string" calcext:value-type="string">
            <text:p>47.400000</text:p>
          </table:table-cell>
          <table:table-cell office:value-type="string" calcext:value-type="string">
            <text:p>69.800000</text:p>
          </table:table-cell>
          <table:table-cell office:value-type="float" office:value="1450367580000" calcext:value-type="float">
            <text:p>145036758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724894.788801</text:p>
          </table:table-cell>
          <table:table-cell office:value-type="string" calcext:value-type="string">
            <text:p>54.800000</text:p>
          </table:table-cell>
          <table:table-cell office:value-type="string" calcext:value-type="string">
            <text:p>74.000000</text:p>
          </table:table-cell>
          <table:table-cell office:value-type="float" office:value="1450367600000" calcext:value-type="float">
            <text:p>14503676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15834.371100</text:p>
          </table:table-cell>
          <table:table-cell office:value-type="string" calcext:value-type="string">
            <text:p>53.800000</text:p>
          </table:table-cell>
          <table:table-cell office:value-type="string" calcext:value-type="string">
            <text:p>64.200000</text:p>
          </table:table-cell>
          <table:table-cell office:value-type="float" office:value="1450367620000" calcext:value-type="float">
            <text:p>145036762000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6284479.085559</text:p>
          </table:table-cell>
          <table:table-cell office:value-type="string" calcext:value-type="string">
            <text:p>31.200000</text:p>
          </table:table-cell>
          <table:table-cell office:value-type="string" calcext:value-type="string">
            <text:p>35.800000</text:p>
          </table:table-cell>
          <table:table-cell office:value-type="float" office:value="1450367640000" calcext:value-type="float">
            <text:p>145036764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628771.210960</text:p>
          </table:table-cell>
          <table:table-cell table:number-columns-repeated="2" office:value-type="string" calcext:value-type="string">
            <text:p>100.000000</text:p>
          </table:table-cell>
          <table:table-cell office:value-type="float" office:value="1450367660000" calcext:value-type="float">
            <text:p>145036766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034954.064516</text:p>
          </table:table-cell>
          <table:table-cell table:number-columns-repeated="2" office:value-type="string" calcext:value-type="string">
            <text:p>100.000000</text:p>
          </table:table-cell>
          <table:table-cell office:value-type="float" office:value="1450367680000" calcext:value-type="float">
            <text:p>145036768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755980.340203</text:p>
          </table:table-cell>
          <table:table-cell table:number-columns-repeated="2" office:value-type="string" calcext:value-type="string">
            <text:p>100.000000</text:p>
          </table:table-cell>
          <table:table-cell office:value-type="float" office:value="1450367700000" calcext:value-type="float">
            <text:p>14503677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560998.101600</text:p>
          </table:table-cell>
          <table:table-cell office:value-type="string" calcext:value-type="string">
            <text:p>65.600000</text:p>
          </table:table-cell>
          <table:table-cell office:value-type="string" calcext:value-type="string">
            <text:p>85.200000</text:p>
          </table:table-cell>
          <table:table-cell office:value-type="float" office:value="1450367720000" calcext:value-type="float">
            <text:p>145036772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398328.949874</text:p>
          </table:table-cell>
          <table:table-cell office:value-type="string" calcext:value-type="string">
            <text:p>58.600000</text:p>
          </table:table-cell>
          <table:table-cell office:value-type="string" calcext:value-type="string">
            <text:p>61.800000</text:p>
          </table:table-cell>
          <table:table-cell office:value-type="float" office:value="1450367740000" calcext:value-type="float">
            <text:p>145036774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649946.910665</text:p>
          </table:table-cell>
          <table:table-cell table:number-columns-repeated="2" office:value-type="string" calcext:value-type="string">
            <text:p>100.000000</text:p>
          </table:table-cell>
          <table:table-cell office:value-type="float" office:value="1450367760000" calcext:value-type="float">
            <text:p>145036776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756374.151572</text:p>
          </table:table-cell>
          <table:table-cell office:value-type="string" calcext:value-type="string">
            <text:p>88.400000</text:p>
          </table:table-cell>
          <table:table-cell office:value-type="string" calcext:value-type="string">
            <text:p>91.400000</text:p>
          </table:table-cell>
          <table:table-cell office:value-type="float" office:value="1450367780000" calcext:value-type="float">
            <text:p>145036778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02519.804283</text:p>
          </table:table-cell>
          <table:table-cell office:value-type="string" calcext:value-type="string">
            <text:p>39.200000</text:p>
          </table:table-cell>
          <table:table-cell office:value-type="string" calcext:value-type="string">
            <text:p>44.800000</text:p>
          </table:table-cell>
          <table:table-cell office:value-type="float" office:value="1450367800000" calcext:value-type="float">
            <text:p>14503678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12357.320194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.800000</text:p>
          </table:table-cell>
          <table:table-cell office:value-type="float" office:value="1450367820000" calcext:value-type="float">
            <text:p>145036782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1598.351318</text:p>
          </table:table-cell>
          <table:table-cell table:number-columns-repeated="2" office:value-type="string" calcext:value-type="string">
            <text:p>0.000000</text:p>
          </table:table-cell>
          <table:table-cell office:value-type="float" office:value="1450367840000" calcext:value-type="float">
            <text:p>145036784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78622.093511</text:p>
          </table:table-cell>
          <table:table-cell office:value-type="string" calcext:value-type="string">
            <text:p>23.000000</text:p>
          </table:table-cell>
          <table:table-cell office:value-type="string" calcext:value-type="string">
            <text:p>28.600000</text:p>
          </table:table-cell>
          <table:table-cell office:value-type="float" office:value="1450367860000" calcext:value-type="float">
            <text:p>145036786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324949.614132</text:p>
          </table:table-cell>
          <table:table-cell table:number-columns-repeated="2" office:value-type="string" calcext:value-type="string">
            <text:p>100.000000</text:p>
          </table:table-cell>
          <table:table-cell office:value-type="float" office:value="1450367880000" calcext:value-type="float">
            <text:p>145036788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320088.711884</text:p>
          </table:table-cell>
          <table:table-cell table:number-columns-repeated="2" office:value-type="string" calcext:value-type="string">
            <text:p>100.000000</text:p>
          </table:table-cell>
          <table:table-cell office:value-type="float" office:value="1450367900000" calcext:value-type="float">
            <text:p>14503679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303753.274018</text:p>
          </table:table-cell>
          <table:table-cell office:value-type="string" calcext:value-type="string">
            <text:p>50.600000</text:p>
          </table:table-cell>
          <table:table-cell office:value-type="string" calcext:value-type="string">
            <text:p>57.000000</text:p>
          </table:table-cell>
          <table:table-cell office:value-type="float" office:value="1450367920000" calcext:value-type="float">
            <text:p>145036792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6876.159980</text:p>
          </table:table-cell>
          <table:table-cell table:number-columns-repeated="2" office:value-type="string" calcext:value-type="string">
            <text:p>0.000000</text:p>
          </table:table-cell>
          <table:table-cell office:value-type="float" office:value="1450367940000" calcext:value-type="float">
            <text:p>145036794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93924.7431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.000000</text:p>
          </table:table-cell>
          <table:table-cell office:value-type="float" office:value="1450367960000" calcext:value-type="float">
            <text:p>145036796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6633.599049</text:p>
          </table:table-cell>
          <table:table-cell table:number-columns-repeated="2" office:value-type="string" calcext:value-type="string">
            <text:p>0.000000</text:p>
          </table:table-cell>
          <table:table-cell office:value-type="float" office:value="1450367980000" calcext:value-type="float">
            <text:p>145036798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0000</text:p>
          </table:table-cell>
          <table:table-cell office:value-type="float" office:value="1450367980000" calcext:value-type="float">
            <text:p>14503679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9:23:55.219838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9:24:00.534513390</meta:creation-date>
    <meta:editing-duration>P0D</meta:editing-duration>
    <meta:editing-cycles>2</meta:editing-cycles>
    <meta:generator>LibreOffice/4.2.8.2$Linux_X86_64 LibreOffice_project/48d50dbfc06349262c9d50868e5c1f630a573ebd</meta:generator>
    <meta:initial-creator>Olivier Bedel</meta:initial-creator>
    <dc:date>2016-03-31T09:24:44.109538636</dc:date>
    <dc:creator>Olivier Bedel</dc:creator>
    <meta:document-statistic meta:table-count="1" meta:cell-count="186" meta:object-count="0"/>
  </office:meta>
</office:document-meta>
</file>